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211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5.88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73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179cm" fo:min-width="0cm"/>
    </style:style>
    <style:style style:name="gr11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2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623cm" fo:min-width="0cm"/>
    </style:style>
    <style:style style:name="gr16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067cm" fo:min-width="0cm"/>
    </style:style>
    <style:style style:name="gr1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2.77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953cm" svg:y="1.381cm">
          <draw:text-box>
            <text:p><text:span text:style-name="T3">Mô tả dữ liệu</text:span></text:p>
          </draw:text-box>
        </draw:frame>
        <draw:frame draw:style-name="gr5" draw:text-style-name="P6" xml:id="id4" draw:id="id4" draw:layer="layout" svg:width="7.331cm" svg:height="8.409cm" svg:x="2.619cm" svg:y="5.572cm">
          <draw:text-box>
            <text:p text:style-name="P5"><text:span text:style-name="T4">GiaInOffsetGiaCong</text:span></text:p>
            <text:list text:style-name="L1">
              <text:list-item>
                <text:p><text:span text:style-name="T1">TenGia</text:span></text:p>
              </text:list-item>
              <text:list-item>
                <text:p><text:span text:style-name="T1">DienGiai (string)</text:span></text:p>
              </text:list-item>
              <text:list-item>
                <text:p><text:span text:style-name="T1">NhaIn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DoiMayIn</text:span></text:p>
              </text:list-item>
              <text:list-item>
                <text:p><text:span text:style-name="T1">ToChayRong</text:span></text:p>
              </text:list-item>
              <text:list-item>
                <text:p><text:span text:style-name="T1">ToChayDai</text:span></text:p>
              </text:list-item>
              <text:list-item>
                <text:p><text:span text:style-name="T1">DonGiaBai</text:span></text:p>
              </text:list-item>
              <text:list-item>
                <text:p><text:span text:style-name="T1">SoToChayBuHao</text:span></text:p>
              </text:list-item>
              <text:list-item>
                <text:p><text:span text:style-name="T1">SoLuongBaoIn</text:span></text:p>
              </text:list-item>
              <text:list-item>
                <text:p><text:span text:style-name="T1">DonGiaVuot</text:span></text:p>
              </text:list-item>
              <text:list-item>
                <text:p><text:span text:style-name="T1">DonViTinh</text:span></text:p>
              </text:list-item>
              <text:list-item>
                <text:p><text:span text:style-name="T1">BaoGomKem</text:span></text:p>
              </text:list-item>
              <text:list-item>
                <text:p><text:span text:style-name="T1">ThongTinLienHe</text:span></text:p>
              </text:list-item>
              <text:list-item>
                <text:p><text:span text:style-name="T1">ThuTuSapXep</text:span></text:p>
              </text:list-item>
            </text:list>
            <text:p><text:span text:style-name="T1"/></text:p>
          </draw:text-box>
        </draw:frame>
        <draw:frame draw:style-name="gr6" draw:text-style-name="P7" xml:id="id5" draw:id="id5" draw:layer="layout" svg:width="4.318cm" svg:height="3.495cm" svg:x="15.827cm" svg:y="4.49cm">
          <draw:text-box>
            <text:p><text:span text:style-name="T5">NhaIn</text:span></text:p>
            <text:list text:style-name="L1">
              <text:list-item>
                <text:p text:style-name="P5"><text:span text:style-name="T6">TenNhaIn</text:span></text:p>
              </text:list-item>
              <text:list-item>
                <text:p text:style-name="P5"><text:span text:style-name="T6">DiaChi</text:span></text:p>
              </text:list-item>
              <text:list-item>
                <text:p text:style-name="P5"><text:span text:style-name="T6">DienThoai</text:span></text:p>
              </text:list-item>
              <text:list-item>
                <text:p><text:span text:style-name="T1">LienHe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5.62cm" svg:height="6.139cm" svg:x="15.573cm" svg:y="10.144cm">
          <draw:text-box>
            <text:p><text:span text:style-name="T5">MayInOffset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KhoInToDaRong</text:span></text:p>
              </text:list-item>
              <text:list-item>
                <text:p><text:span text:style-name="T1">KhoInToiDaDai</text:span></text:p>
              </text:list-item>
              <text:list-item>
                <text:p><text:span text:style-name="T1">KhoInToiThieuRong</text:span></text:p>
              </text:list-item>
              <text:list-item>
                <text:p><text:span text:style-name="T1">KhoInToiThieuDai</text:span></text:p>
              </text:list-item>
              <text:list-item>
                <text:p><text:span text:style-name="T1">TocDoToGio</text:span></text:p>
              </text:list-item>
              <text:list-item>
                <text:p><text:span text:style-name="T1">SoMauIn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>HangSanXuat</text:span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7.493cm" svg:height="6.987cm" svg:x="13.287cm" svg:y="17.764cm">
          <draw:text-box>
            <text:p text:style-name="P5"><text:span text:style-name="T4">BaiInOffset</text:span></text:p>
            <text:list text:style-name="L1">
              <text:list-item>
                <text:p><text:span text:style-name="T1">Id</text:span></text:p>
              </text:list-item>
              <text:list-item>
                <text:p><text:span text:style-name="T1">TenBaiIn</text:span></text:p>
              </text:list-item>
              <text:list-item>
                <text:p><text:span text:style-name="T1">DienGiai</text:span></text:p>
              </text:list-item>
              <text:list-item>
                <text:p><text:span text:style-name="T1">IdBangGia</text:span></text:p>
              </text:list-item>
              <text:list-item>
                <text:p><text:span text:style-name="T1">SoKem (int)</text:span></text:p>
              </text:list-item>
              <text:list-item>
                <text:p><text:span text:style-name="T1">KieuInOffset</text:span></text:p>
              </text:list-item>
              <text:list-item>
                <text:p><text:span text:style-name="T1">SoToChayBuHaoThucCan</text:span></text:p>
              </text:list-item>
              <text:list-item>
                <text:p><text:span text:style-name="T1">TenGiay</text:span></text:p>
              </text:list-item>
              <text:list-item>
                <text:p><text:span text:style-name="T1">DonGiaGiay</text:span></text:p>
              </text:list-item>
              <text:list-item>
                <text:p><text:span text:style-name="T1">SoLuongTo</text:span></text:p>
              </text:list-item>
              <text:list-item>
                <text:p><text:span text:style-name="T1">GiayDaGomLoiNhuan (bool)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3.287cm" svg:y1="21.257cm" svg:x2="10.112cm" svg:y2="15.541cm" draw:start-shape="id1" draw:start-glue-point="3" draw:end-shape="id2" svg:d="M13287 21257h-1587v-5716h-1588" svg:viewBox="0 0 3176 5717">
          <text:p/>
        </draw:connector>
        <draw:connector draw:style-name="gr9" draw:text-style-name="P8" draw:layer="layout" svg:x1="15.573cm" svg:y1="13.213cm" svg:x2="9.95cm" svg:y2="9.776cm" draw:start-shape="id3" draw:start-glue-point="3" draw:end-shape="id4" svg:d="M15573 13213h-2811v-3437h-2812" svg:viewBox="0 0 5624 3438">
          <text:p/>
        </draw:connector>
        <draw:connector draw:style-name="gr9" draw:text-style-name="P8" draw:layer="layout" svg:x1="15.827cm" svg:y1="6.237cm" svg:x2="9.95cm" svg:y2="9.776cm" draw:start-shape="id5" draw:start-glue-point="3" draw:end-shape="id4" draw:end-glue-point="1" svg:d="M15827 6237h-2938v3539h-2939" svg:viewBox="0 0 5878 3540">
          <text:p/>
        </draw:connector>
        <draw:frame draw:style-name="gr10" draw:text-style-name="P6" xml:id="id2" draw:id="id2" draw:layer="layout" svg:width="7.493cm" svg:height="3.429cm" svg:x="2.619cm" svg:y="13.827cm">
          <draw:text-box>
            <text:p text:style-name="P5"><text:span text:style-name="T4">TinhGiaInOffset</text:span></text:p>
            <text:list text:style-name="L1">
              <text:list-item>
                <text:p><text:span text:style-name="T1">ChiPhiBaiInOffsetBaoGom</text:span></text:p>
              </text:list-item>
              <text:list-item>
                <text:p><text:span text:style-name="T1">MucLoiNhuanBaiIn</text:span></text:p>
              </text:list-item>
              <text:list-item>
                <text:p><text:span text:style-name="T1">MucLoiNhuanGiay</text:span></text:p>
              </text:list-item>
            </text:list>
            <text:p><text:span text:style-name="T1"/></text:p>
          </draw:text-box>
        </draw:frame>
        <draw:frame draw:style-name="gr11" draw:text-style-name="P6" xml:id="id6" draw:id="id6" draw:layer="layout" svg:width="7.493cm" svg:height="1.773cm" svg:x="3cm" svg:y="17.891cm">
          <draw:text-box>
            <text:p text:style-name="P5"><text:span text:style-name="T4">GiaBanThanhPhamTaiCho</text:span></text:p>
            <text:list text:style-name="L1"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12" draw:text-style-name="P6" xml:id="id7" draw:id="id7" draw:layer="layout" svg:width="7.493cm" svg:height="1.773cm" svg:x="1.857cm" svg:y="20.05cm">
          <draw:text-box>
            <text:p text:style-name="P5"><text:span text:style-name="T4">GiaBanThanhPhamGiaCong</text:span></text:p>
            <text:list text:style-name="L1"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13" draw:text-style-name="P1" draw:layer="layout" svg:x1="10.493cm" svg:y1="18.777cm" svg:x2="10.112cm" svg:y2="15.541cm" draw:start-shape="id6" draw:start-glue-point="1" draw:end-shape="id2" draw:end-glue-point="1" svg:d="M10493 18777h501v-3236h-882" svg:viewBox="0 0 883 3237">
          <text:p/>
        </draw:connector>
        <draw:connector draw:style-name="gr13" draw:text-style-name="P1" draw:layer="layout" svg:x1="1.857cm" svg:y1="20.936cm" svg:x2="2.619cm" svg:y2="15.541cm" draw:start-shape="id7" draw:start-glue-point="3" draw:end-shape="id2" draw:end-glue-point="3" svg:d="M1857 20936h-501v-5395h1263" svg:viewBox="0 0 1264 5396">
          <text:p/>
        </draw:connector>
        <draw:frame draw:style-name="gr14" draw:text-style-name="P6" draw:layer="layout" svg:width="7.493cm" svg:height="1.773cm" svg:x="1.095cm" svg:y="22.082cm">
          <draw:text-box>
            <text:p text:style-name="P5"><text:span text:style-name="T4">ChiPhiKhac</text:span></text:p>
          </draw:text-box>
        </draw:frame>
        <draw:frame draw:style-name="gr15" draw:text-style-name="P6" draw:layer="layout" svg:width="7.493cm" svg:height="1.873cm" svg:x="2.111cm" svg:y="24.241cm">
          <draw:text-box>
            <text:p text:style-name="P5"><text:span text:style-name="T4">LoiNhuanMinOffsetGiaCong</text:span></text:p>
            <text:p text:style-name="P5"><text:span text:style-name="T6">Ma</text:span></text:p>
            <text:p text:style-name="P5"><text:span text:style-name="T6">PhanTram</text:span></text:p>
          </draw:text-box>
        </draw:frame>
        <draw:frame draw:style-name="gr16" draw:text-style-name="P6" draw:layer="layout" svg:width="5.842cm" svg:height="5.317cm" svg:x="18.907cm" svg:y="26.686cm">
          <draw:text-box>
            <text:p text:style-name="P5"><text:span text:style-name="T4">ChiPhiMayInKyThuatSo</text:span></text:p>
            <text:p text:style-name="P5"><text:span text:style-name="T6">Id</text:span></text:p>
            <text:p text:style-name="P5"><text:span text:style-name="T6">Ten</text:span></text:p>
            <text:p text:style-name="P5"><text:span text:style-name="T6">BHR</text:span></text:p>
            <text:p text:style-name="P5"><text:span text:style-name="T6">TocDoA4HieuQua</text:span></text:p>
            <text:p text:style-name="P5"><text:span text:style-name="T6">ThoiGianSanSang</text:span></text:p>
            <text:p text:style-name="P5"><text:span text:style-name="T6">PhiClickA4</text:span></text:p>
            <text:p text:style-name="P5"><text:span text:style-name="T6">PhiBaoHanhThang</text:span></text:p>
            <text:p text:style-name="P5"><text:span text:style-name="T6"/></text:p>
          </draw:text-box>
        </draw:frame>
        <draw:frame draw:style-name="gr17" draw:text-style-name="P6" draw:layer="layout" svg:width="5.842cm" svg:height="3.021cm" svg:x="8.366cm" svg:y="30.591cm">
          <draw:text-box>
            <text:p text:style-name="P5"><text:span text:style-name="T4">ChiPhiInKyThuatSo</text:span></text:p>
            <text:p text:style-name="P5"><text:span text:style-name="T6">ChiPhiMayInKTS</text:span></text:p>
            <text:p text:style-name="P5"><text:span text:style-name="T6">ThoiGianDuLieuBienDoi</text:span></text:p>
            <text:p text:style-name="P5"><text:span text:style-name="T6"/></text:p>
            <text:p text:style-name="P5"><text:span text:style-name="T6"/></text:p>
          </draw:text-box>
        </draw:frame>
      </draw:page>
      <draw:page draw:name="page3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24T07:28:40.460000000</dc:date>
    <meta:editing-duration>PT6H2M17S</meta:editing-duration>
    <meta:editing-cycles>67</meta:editing-cycles>
    <meta:document-statistic meta:object-count="23"/>
  </office:meta>
</office:document-meta>
</file>